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UPUESTO FACTURA</text:span><text:span text:style-name="T2"/></text:p>
      <text:p text:style-name="P1"><text:span text:style-name="T2">Muestra de una factura</text:span></text:p>
      <text:p text:style-name="P1"><text:span text:style-name="T2">TIENE : CABECERA, CUERPO, PIE</text:span></text:p>
      <text:p text:style-name="P1"><text:span text:style-name="T3">CABECERA:</text:span></text:p>
      <text:p text:style-name="P1"><text:span text:style-name="T4">Consta de los datos de la empresa</text:span></text:p>
      <text:p text:style-name="P1"><text:span text:style-name="T4">Datos del cliente al que se emite la factura, solo existe un cliente por factura</text:span></text:p>
      <text:p text:style-name="P1"><text:span text:style-name="T4">La factura tiene datos de emisión de factura: fecha y numero de factura (se emite a un único cliente)</text:span></text:p>
      <text:p text:style-name="P1"><text:span text:style-name="T5">CUERPO</text:span><text:span text:style-name="T6"/></text:p>
      <text:p text:style-name="P1"><text:span text:style-name="T6">- Datos del producto que se vende: descripción, cantidad, precio, iva, re, dto</text:span></text:p>
      <text:p text:style-name="P1"><text:span text:style-name="T6">- La factura puede terner uno o varios</text:span></text:p>
      <text:p text:style-name="P1"><text:span text:style-name="T7">PIE</text:span><text:span text:style-name="T8"/></text:p>
      <text:p text:style-name="P1"><text:span text:style-name="T8">- La suma total de los productos mas el iva, re, dto el total.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